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1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fissionais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ários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formula="of:=[.B2]*[.B3]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erviços</text:p>
          </table:table-cell>
          <table:table-cell/>
          <table:table-cell office:value-type="string" calcext:value-type="string">
            <text:p>Dez</text:p>
          </table:table-cell>
          <table:table-cell/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Fev</text:p>
          </table:table-cell>
          <table:table-cell/>
          <table:table-cell office:value-type="string" calcext:value-type="string">
            <text:p>Mar</text:p>
          </table:table-cell>
        </table:table-row>
        <table:table-row table:style-name="ro1">
          <table:table-cell/>
          <table:table-cell table:formula="of:=[.B$4]*[.B5]" office:value-type="float" office:value="1840" calcext:value-type="float">
            <text:p>1840</text:p>
          </table:table-cell>
          <table:table-cell table:formula="of:=[.$B4]*[.C5]" office:value-type="float" office:value="2000" calcext:value-type="float">
            <text:p>2000</text:p>
          </table:table-cell>
          <table:table-cell table:formula="of:=[.$B4]*[.D5]"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365" calcext:value-type="float">
            <text:p>1365</text:p>
          </table:table-cell>
          <table:table-cell/>
          <table:table-cell office:value-type="float" office:value="1122" calcext:value-type="float">
            <text:p>1122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office:value-type="float" office:value="1133" calcext:value-type="float">
            <text:p>11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rte</text:p>
          </table:table-cell>
          <table:table-cell office:value-type="float" office:value="38" calcext:value-type="float">
            <text:p>38</text:p>
          </table:table-cell>
          <table:table-cell table:style-name="ce1" table:formula="of:=([.H7]*[.I$6])/100" office:value-type="float" office:value="518.7" calcext:value-type="float">
            <text:p>519</text:p>
          </table:table-cell>
          <table:table-cell office:value-type="float" office:value="32" calcext:value-type="float">
            <text:p>32</text:p>
          </table:table-cell>
          <table:table-cell table:style-name="ce1" table:formula="of:=([.J7]*[.K$6])/100" office:value-type="float" office:value="359.04" calcext:value-type="float">
            <text:p>359</text:p>
          </table:table-cell>
          <table:table-cell office:value-type="float" office:value="35" calcext:value-type="float">
            <text:p>35</text:p>
          </table:table-cell>
          <table:table-cell table:style-name="ce1" table:formula="of:=([.L7]*[.M$6])/100" office:value-type="float" office:value="378.35" calcext:value-type="float">
            <text:p>378</text:p>
          </table:table-cell>
          <table:table-cell office:value-type="float" office:value="24" calcext:value-type="float">
            <text:p>24</text:p>
          </table:table-cell>
          <table:table-cell table:style-name="ce1" table:formula="of:=([.N7]*[.O$6])/100" office:value-type="float" office:value="271.92" calcext:value-type="float">
            <text:p>2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scova</text:p>
          </table:table-cell>
          <table:table-cell office:value-type="float" office:value="27" calcext:value-type="float">
            <text:p>27</text:p>
          </table:table-cell>
          <table:table-cell table:style-name="ce1" table:formula="of:=([.H8]*[.I$6])/100" office:value-type="float" office:value="368.55" calcext:value-type="float">
            <text:p>369</text:p>
          </table:table-cell>
          <table:table-cell office:value-type="float" office:value="29" calcext:value-type="float">
            <text:p>29</text:p>
          </table:table-cell>
          <table:table-cell table:style-name="ce1" table:formula="of:=([.J8]*[.K$6])/100" office:value-type="float" office:value="325.38" calcext:value-type="float">
            <text:p>325</text:p>
          </table:table-cell>
          <table:table-cell office:value-type="float" office:value="19" calcext:value-type="float">
            <text:p>19</text:p>
          </table:table-cell>
          <table:table-cell table:style-name="ce1" table:formula="of:=([.L8]*[.M$6])/100" office:value-type="float" office:value="205.39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style-name="ce1" table:formula="of:=([.N8]*[.O$6])/100" office:value-type="float" office:value="260.59" calcext:value-type="float">
            <text:p>2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nicure</text:p>
          </table:table-cell>
          <table:table-cell office:value-type="float" office:value="15" calcext:value-type="float">
            <text:p>15</text:p>
          </table:table-cell>
          <table:table-cell table:style-name="ce1" table:formula="of:=([.H9]*[.I$6])/100" office:value-type="float" office:value="204.7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table:style-name="ce1" table:formula="of:=([.J9]*[.K$6])/100" office:value-type="float" office:value="213.18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table:style-name="ce1" table:formula="of:=([.L9]*[.M$6])/100" office:value-type="float" office:value="281.06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table:style-name="ce1" table:formula="of:=([.N9]*[.O$6])/100" office:value-type="float" office:value="328.57" calcext:value-type="float">
            <text:p>329</text:p>
          </table:table-cell>
        </table:table-row>
        <table:table-row table:style-name="ro1">
          <table:table-cell table:number-columns-repeated="2"/>
          <table:table-cell office:value-type="float" office:value="1920" calcext:value-type="float">
            <text:p>1920</text:p>
          </table:table-cell>
          <table:table-cell/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Pedicure</text:p>
          </table:table-cell>
          <table:table-cell office:value-type="float" office:value="12" calcext:value-type="float">
            <text:p>12</text:p>
          </table:table-cell>
          <table:table-cell table:style-name="ce1" table:formula="of:=([.H10]*[.I$6])/100" office:value-type="float" office:value="163.8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table:style-name="ce1" table:formula="of:=([.J10]*[.K$6])/100" office:value-type="float" office:value="145.8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style-name="ce1" table:formula="of:=([.L10]*[.M$6])/100" office:value-type="float" office:value="129.72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style-name="ce1" table:formula="of:=([.N10]*[.O$6])/100" office:value-type="float" office:value="158.62" calcext:value-type="float">
            <text:p>15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table:formula="of:=([.$C$10]*[.B11])/100" office:value-type="float" office:value="1132.8" calcext:value-type="float">
            <text:p>1133</text:p>
          </table:table-cell>
          <table:table-cell table:number-columns-repeated="3"/>
          <table:table-cell office:value-type="string" calcext:value-type="string">
            <text:p>Maquiagem</text:p>
          </table:table-cell>
          <table:table-cell office:value-type="float" office:value="8" calcext:value-type="float">
            <text:p>8</text:p>
          </table:table-cell>
          <table:table-cell table:style-name="ce1" table:formula="of:=([.H11]*[.I$6])/100" office:value-type="float" office:value="109.2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style-name="ce1" table:formula="of:=([.J11]*[.K$6])/100" office:value-type="float" office:value="78.54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1" table:formula="of:=([.L11]*[.M$6])/100" office:value-type="float" office:value="86.48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1" table:formula="of:=([.N11]*[.O$6])/100" office:value-type="float" office:value="113.3" calcext:value-type="float">
            <text:p>11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table:formula="of:=([.$C$10]*[.B12])/100" office:value-type="float" office:value="441.6" calcext:value-type="float">
            <text:p>442</text:p>
          </table:table-cell>
          <table:table-cell table:number-columns-repeated="4"/>
          <table:table-cell table:formula="of:=SUM([.H7:.H11])" office:value-type="float" office:value="100" calcext:value-type="float">
            <text:p>100</text:p>
          </table:table-cell>
          <table:table-cell table:formula="of:=SUM([.I7:.I11])" office:value-type="float" office:value="1365" calcext:value-type="float">
            <text:p>1365</text:p>
          </table:table-cell>
          <table:table-cell table:formula="of:=SUM([.J7:.J11])" office:value-type="float" office:value="100" calcext:value-type="float">
            <text:p>100</text:p>
          </table:table-cell>
          <table:table-cell table:formula="of:=SUM([.K7:.K11])" office:value-type="float" office:value="1122" calcext:value-type="float">
            <text:p>1122</text:p>
          </table:table-cell>
          <table:table-cell table:formula="of:=SUM([.L7:.L11])" office:value-type="float" office:value="100" calcext:value-type="float">
            <text:p>100</text:p>
          </table:table-cell>
          <table:table-cell table:formula="of:=SUM([.M7:.M11])" office:value-type="float" office:value="1081" calcext:value-type="float">
            <text:p>1081</text:p>
          </table:table-cell>
          <table:table-cell table:formula="of:=SUM([.N7:.N11])" office:value-type="float" office:value="100" calcext:value-type="float">
            <text:p>100</text:p>
          </table:table-cell>
          <table:table-cell table:formula="of:=SUM([.O7:.O11])" office:value-type="float" office:value="1133" calcext:value-type="float">
            <text:p>11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table:formula="of:=([.$C$10]*[.B13])/100" office:value-type="float" office:value="345.6" calcext:value-type="float">
            <text:p>346</text:p>
          </table:table-cell>
          <table:table-cell table:number-columns-repeated="12"/>
        </table:table-row>
        <table:table-row table:style-name="ro1">
          <table:table-cell/>
          <table:table-cell table:formula="of:=SUM([.B11:.B13])" office:value-type="float" office:value="100" calcext:value-type="float">
            <text:p>100</text:p>
          </table:table-cell>
          <table:table-cell table:formula="of:=([.$C$10]*[.B14])/100" office:value-type="float" office:value="1920" calcext:value-type="float">
            <text:p>192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05:32:36.247098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43:41.125790919</meta:creation-date>
    <dc:date>2019-04-02T05:40:47.706436078</dc:date>
    <meta:editing-duration>PT12M16S</meta:editing-duration>
    <meta:editing-cycles>3</meta:editing-cycles>
    <meta:generator>LibreOffice/5.1.6.2$Linux_X86_64 LibreOffice_project/10m0$Build-2</meta:generator>
    <meta:document-statistic meta:table-count="1" meta:cell-count="85" meta:object-count="0"/>
  </office:meta>
</office:document-meta>
</file>